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ERALTA CUEVA, SHULIANA KARI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J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ERALTA TORRES, GILMER MIGU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UEVA CACHO, CRISTINA ELE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MUSCOVY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9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1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3057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23:29:2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